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3cm"/>
    </style:style>
    <style:style style:name="co3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1.6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ce1"/>
        <table:table-row table:style-name="ro1">
          <table:table-cell table:number-columns-repeated="2"/>
          <table:table-cell office:value-type="string">
            <text:p>Carnist</text:p>
          </table:table-cell>
          <table:table-cell office:value-type="string">
            <text:p>Vegan</text:p>
          </table:table-cell>
          <table:table-cell office:value-type="string">
            <text:p>&lt;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anz Ren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chael Kindt 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ulia Beckman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ven Fischer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liver Keller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ku Kell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Jan Bate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yriam Rupp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ernd Ender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laus Schul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erhard Fre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aul Krink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avid Kauk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arlon Reink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irka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méli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alvin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i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Heiko Humpert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Jonas Humper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aula Humper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rista Nopper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lori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we Holzman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hristina Guthsmuth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ul Heizman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ndrew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enis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ia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öhnke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an Jasinsk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8">28.08.2022</text:date>, <text:time>19:52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07-28T09:17:54.97</meta:creation-date>
    <dc:date>2022-08-28T19:52:05.78</dc:date>
    <dc:creator>Jirka Dell'Oro-Friedl</dc:creator>
    <meta:editing-duration>PT5H48M25S</meta:editing-duration>
    <meta:editing-cycles>8</meta:editing-cycles>
    <meta:generator>OpenOffice/4.1.5$Win32 OpenOffice.org_project/415m1$Build-9789</meta:generator>
    <meta:document-statistic meta:table-count="3" meta:cell-count="99" meta:object-count="0"/>
  </office:meta>
</office:document-meta>
</file>